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9193in"/>
    </style:style>
    <style:style style:name="co12" style:family="table-column">
      <style:table-column-properties fo:break-before="auto" style:column-width="1.478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8555in"/>
    </style:style>
    <style:style style:name="co15" style:family="table-column">
      <style:table-column-properties fo:break-before="auto" style:column-width="1.7028in"/>
    </style:style>
    <style:style style:name="co16" style:family="table-column">
      <style:table-column-properties fo:break-before="auto" style:column-width="1.5736in"/>
    </style:style>
    <style:style style:name="co17" style:family="table-column">
      <style:table-column-properties fo:break-before="auto" style:column-width="1.089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3138in"/>
    </style:style>
    <style:style style:name="co20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b4c7dc"/>
    </style:style>
    <style:style style:name="ce2" style:family="table-cell" style:parent-style-name="Default" style:data-style-name="N100">
      <style:table-cell-properties fo:background-color="transparent" style:vertical-align="top"/>
    </style:style>
    <style:style style:name="ce14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7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aa95"/>
    </style:style>
    <style:style style:name="ce58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8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9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6" style:family="table-cell" style:parent-style-name="Default">
      <style:table-cell-properties fo:background-color="transparent" fo:wrap-option="wrap" style:vertical-align="top"/>
    </style:style>
    <style:style style:name="ce77" style:family="table-cell" style:parent-style-name="Default">
      <style:table-cell-properties fo:wrap-option="wrap" style:vertical-align="top"/>
    </style:style>
    <style:style style:name="ce85" style:family="table-cell" style:parent-style-name="Default" style:data-style-name="N100">
      <style:table-cell-properties fo:background-color="transparent" fo:wrap-option="wrap" style:vertical-align="to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9)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(8)</text:p>
          </table:table-cell>
          <table:table-cell table:number-columns-repeated="3"/>
          <table:table-cell table:style-name="ce66"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ldritch Bolt</text:p>
          </table:table-cell>
          <table:table-cell table:style-name="ce12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(11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old Sigil</text:p>
          </table:table-cell>
          <table:table-cell table:style-name="ce12" office:value-type="string" calcext:value-type="string">
            <text:p>Basic</text:p>
          </table:table-cell>
          <table:table-cell table:style-name="ce41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66"/>
          <table:table-cell table:style-name="ce66" office:value-type="string" calcext:value-type="string">
            <text:p>8(11)</text:p>
          </table:table-cell>
          <table:table-cell table:number-columns-repeated="2"/>
          <table:table-cell table:style-name="ce66" office:value-type="string" calcext:value-type="string">
            <text:p>Lowest HP</text:p>
          </table:table-cell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8"/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8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rozen Lance</text:p>
          </table:table-cell>
          <table:table-cell table:style-name="ce12" office:value-type="string" calcext:value-type="string">
            <text:p>Common</text:p>
          </table:table-cell>
          <table:table-cell table:style-name="ce4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8(11)</text:p>
          </table:table-cell>
          <table:table-cell table:number-columns-repeated="2"/>
          <table:table-cell table:style-name="ce12" office:value-type="string" calcext:value-type="string">
            <text:p>If the enemy is slow, adds 2(3) extra slow stack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Lightning Bolt</text:p>
          </table:table-cell>
          <table:table-cell table:style-name="ce12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10(14)</text:p>
          </table:table-cell>
          <table:table-cell table:number-columns-repeated="2"/>
          <table:table-cell table:style-name="ce66" office:value-type="string" calcext:value-type="string">
            <text:p>Hits highest hp ene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Lead Ball</text:p>
          </table:table-cell>
          <table:table-cell table:style-name="ce12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(1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nervate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office:value-type="string" calcext:value-type="string">
            <text:p>Apply 1(2) Weak</text:p>
          </table:table-cell>
          <table:table-cell table:style-name="ce41" office:value-type="string" calcext:value-type="string">
            <text:p>Clonish</text:p>
          </table:table-cell>
          <table:table-cell table:style-name="ce52" office:value-type="string" calcext:value-type="string">
            <text:p>Was Frost Bolt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Fist</text:p>
          </table:table-cell>
          <table:table-cell table:style-name="ce12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string" calcext:value-type="string">
            <text:p>6(8)</text:p>
          </table:table-cell>
          <table:table-cell table:style-name="ce66" table:number-columns-repeated="2"/>
          <table:table-cell table:style-name="Default" office:value-type="string" calcext:value-type="string">
            <text:p>Deals +6(8) damage if the enemy intends to att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(8) A</text:p>
          </table:table-cell>
          <table:table-cell table:number-columns-repeated="3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table:style-name="ce66" office:value-type="string" calcext:value-type="string">
            <text:p>15(19)</text:p>
          </table:table-cell>
          <table:table-cell table:number-columns-repeated="2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Resonate</text:p>
          </table:table-cell>
          <table:table-cell office:value-type="string" calcext:value-type="string">
            <text:p>Common</text:p>
          </table:table-cell>
          <table:table-cell table:style-name="ce5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onant. <text:s/>Gain 2(4) Rin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(12) A</text:p>
          </table:table-cell>
          <table:table-cell table:number-columns-repeated="2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Zap</text:p>
          </table:table-cell>
          <table:table-cell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(8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1" office:value-type="string" calcext:value-type="string">
            <text:p>Defect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(2) Vuln 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(6)</text:p>
          </table:table-cell>
          <table:table-cell table:number-columns-repeated="3"/>
          <table:table-cell office:value-type="string" calcext:value-type="string">
            <text:p>+4<text:span text:style-name="T1">(6) block</text:span> if hand is emp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(2)</text:p>
          </table:table-cell>
          <table:table-cell table:number-columns-repeated="2"/>
          <table:table-cell table:style-name="ce41" office:value-type="string" calcext:value-type="string">
            <text:p>Cl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(2) cycle button, 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(3) 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(8)</text:p>
          </table:table-cell>
          <table:table-cell table:number-columns-repeated="3"/>
          <table:table-cell table:style-name="ce65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66" office:value-type="string" calcext:value-type="string">
            <text:p>Apply 2(3) weak, 2(3) vuln, and 5 Poison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9(12)</text:p>
          </table:table-cell>
          <table:table-cell table:number-columns-repeated="4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6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Elephant</text:p>
          </table:table-cell>
          <table:table-cell table:style-name="ce12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(18) A</text:p>
          </table:table-cell>
          <table:table-cell table:number-columns-repeated="2"/>
          <table:table-cell table:style-name="ce66" office:value-type="string" calcext:value-type="string">
            <text:p>Take 3 damage. <text:s/>Exhaust.</text:p>
          </table:table-cell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41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office:value-type="string" calcext:value-type="string">
            <text:p>2x2(3) A</text:p>
          </table:table-cell>
          <table:table-cell table:style-name="ce35"/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15(20)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ce66" office:value-type="float" office:value="3" calcext:value-type="float">
            <text:p>3</text:p>
          </table:table-cell>
          <table:table-cell table:number-columns-repeated="2"/>
          <table:table-cell table:style-name="ce55" office:value-type="string" calcext:value-type="string">
            <text:p>1(2) corr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Overwhel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(12) + ?</text:p>
          </table:table-cell>
          <table:table-cell/>
          <table:table-cell office:value-type="string" calcext:value-type="string">
            <text:p>$</text:p>
          </table:table-cell>
          <table:table-cell table:style-name="ce66" office:value-type="string" calcext:value-type="string">
            <text:p>Discard your hand. <text:s/>Gain 3(4) damage for each card discarded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10(14)</text:p>
          </table:table-cell>
          <table:table-cell/>
          <table:table-cell office:value-type="string" calcext:value-type="string">
            <text:p>1d</text:p>
          </table:table-cell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athly Cold</text:p>
          </table:table-cell>
          <table:table-cell table:style-name="ce12" office:value-type="string" calcext:value-type="string">
            <text:p>Uncommon</text:p>
          </table:table-cell>
          <table:table-cell table:style-name="ce4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(8)</text:p>
          </table:table-cell>
          <table:table-cell table:number-columns-repeated="2"/>
          <table:table-cell table:style-name="Default" office:value-type="string" calcext:value-type="string">
            <text:p>2(3) tmp str 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(16)</text:p>
          </table:table-cell>
          <table:table-cell table:number-columns-repeated="2"/>
          <table:table-cell table:style-name="ce66" office:value-type="string" calcext:value-type="string">
            <text:p>Exhaust a card. <text:s/>If it is a curse, deal damage 2 extra tim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41" office:value-type="string" calcext:value-type="string">
            <text:p>Static Shocks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x2(3)</text:p>
          </table:table-cell>
          <table:table-cell table:number-columns-repeated="2"/>
          <table:table-cell table:style-name="ce66"/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 (Acid)</text:p>
          </table:table-cell>
          <table:table-cell office:value-type="string" calcext:value-type="string">
            <text:p>U</text:p>
          </table:table-cell>
          <table:table-cell/>
          <table:table-cell table:style-name="ce66" office:value-type="string" calcext:value-type="string">
            <text:p>6(8)</text:p>
          </table:table-cell>
          <table:table-cell table:number-columns-repeated="2"/>
          <table:table-cell table:style-name="ce69" office:value-type="string" calcext:value-type="string">
            <text:p>Lowest HP. <text:s/>Apply 2(3) Corrosion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41" office:value-type="string" calcext:value-type="string">
            <text:p>Attack/Sigil</text:p>
          </table:table-cell>
          <table:table-cell table:style-name="ce42"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66" office:value-type="string" calcext:value-type="string">
            <text:p>9(12)</text:p>
          </table:table-cell>
          <table:table-cell table:number-columns-repeated="2"/>
          <table:table-cell table:style-name="ce66" office:value-type="string" calcext:value-type="string">
            <text:p><text:span text:style-name="T2">Dark, Ice.  </text:span>Highest HP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Reverberate</text:p>
          </table:table-cell>
          <table:table-cell table:style-name="ce27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74" office:value-type="string" calcext:value-type="string">
            <text:p>Resonant 2. <text:s/>Gain 4(7) Ringing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mpowered Staf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Your staff strikes deal force damage. <text:s/>Your staff strikes deal 3(4) extra damag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Porcupin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Once per turn, you may spend 1 energy to add 3 Quills into your hand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peshift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an unremovable Injury. <text:s/>Gain 2(3) Dex and 4(5) thorn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solve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(Innate) Whenever you discard a status, exhaust it and draw a card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lentlessness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string" calcext:value-type="string">
            <text:p>1(0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Battery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6" office:value-type="string" calcext:value-type="string">
            <text:p>When you play an electric attack, gain 5(7) Vigor next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harge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Gain [E] and 5(7) vigor next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etamagic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The next 1(2) cards you play affects all enemi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6" office:value-type="string" calcext:value-type="string">
            <text:p>Retain your hand for 2(3) turns. <text:s/>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ing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pply 3(5) Jinx. <text:s/>If you discarded a Curse, instead apply 6(10) Jin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search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(4)</text:p>
          </table:table-cell>
          <table:table-cell/>
          <table:table-cell table:style-name="Default" office:value-type="string" calcext:value-type="string">
            <text:p>Put a card on top of your draw pile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(14)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it Weakness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/>
          <table:table-cell table:style-name="ce74" office:value-type="string" calcext:value-type="string">
            <text:p>Vulnerable Penalty is increased by 35(50)%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(16)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L cards gain each others elements (in hand). <text:s/>[Exhaust]</text:p>
          </table:table-cell>
          <table:table-cell table:style-name="ce41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41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4" office:value-type="string" calcext:value-type="string">
            <text:p>2(3) Vuln, 3(4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(4) tmp str down and 3(4) corrosion. <text:s/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hat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string" calcext:value-type="string">
            <text:p>Enemy loses health equal to its frostbite. <text:s/>[Exhaust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Jettison</text:p>
          </table:table-cell>
          <table:table-cell table:style-name="ce12"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style-name="ce66" table:number-columns-repeated="2"/>
          <table:table-cell table:style-name="ce66" office:value-type="string" calcext:value-type="string">
            <text:p>$</text:p>
          </table:table-cell>
          <table:table-cell table:style-name="ce66" office:value-type="string" calcext:value-type="string">
            <text:p>Retain. <text:s/>Discard your hand. <text:s/>Gain 4(6) Block for each card discarded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1"/>
        </table:table-row>
        <table:table-row table:style-name="ro1">
          <table:table-cell table:style-name="ce12" office:value-type="string" calcext:value-type="string">
            <text:p>Cursed Sigil</text:p>
          </table:table-cell>
          <table:table-cell table:style-name="ce12" office:value-type="string" calcext:value-type="string">
            <text:p>Uncommon</text:p>
          </table:table-cell>
          <table:table-cell table:style-name="ce12" office:value-type="string" calcext:value-type="string">
            <text:p>Skill/Sigil</text:p>
          </table:table-cell>
          <table:table-cell table:style-name="ce66" office:value-type="string" calcext:value-type="string">
            <text:p>U</text:p>
          </table:table-cell>
          <table:table-cell table:style-name="ce66" table:number-columns-repeated="4"/>
          <table:table-cell table:style-name="ce44" office:value-type="string" calcext:value-type="string">
            <text:p>Apply 3(4) Jinx to ALL enemies</text:p>
          </table:table-cell>
          <table:table-cell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1"/>
        </table:table-row>
        <table:table-row table:style-name="ro1">
          <table:table-cell table:style-name="ce12" office:value-type="string" calcext:value-type="string">
            <text:p>Burn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All enemies lose 4(6) HP at the start of their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6" office:value-type="string" calcext:value-type="string">
            <text:p>Shiny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66" office:value-type="string" calcext:value-type="string">
            <text:p>&amp;</text:p>
          </table:table-cell>
          <table:table-cell table:number-columns-repeated="3"/>
          <table:table-cell table:style-name="ce66" office:value-type="string" calcext:value-type="string">
            <text:p>Apply 2(3) Weak to all enemies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(20)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orm</text:p>
          </table:table-cell>
          <table:table-cell table:style-name="ce12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office:value-type="string" calcext:value-type="string">
            <text:p>8x3(4)</text:p>
          </table:table-cell>
          <table:table-cell table:number-columns-repeated="2"/>
          <table:table-cell office:value-type="string" calcext:value-type="string">
            <text:p>Enemy must have at least 6 debuff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hadow Whip</text:p>
          </table:table-cell>
          <table:table-cell table:style-name="ce12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(12)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nchanted Dagg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31" office:value-type="string" calcext:value-type="string">
            <text:p>12(16)</text:p>
          </table:table-cell>
          <table:table-cell table:style-name="ce54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rr Zerk</text:p>
          </table:table-cell>
          <table:table-cell table:style-name="ce14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31" office:value-type="string" calcext:value-type="string">
            <text:p>9(12)x X</text:p>
          </table:table-cell>
          <table:table-cell table:style-name="ce54" table:number-columns-repeated="2"/>
          <table:table-cell table:style-name="ce57" office:value-type="string" calcext:value-type="string">
            <text:p>Exhaust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afen</text:p>
          </table:table-cell>
          <table:table-cell office:value-type="string" calcext:value-type="string">
            <text:p>Rare</text:p>
          </table:table-cell>
          <table:table-cell table:style-name="ce58"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office:value-type="string" calcext:value-type="string">
            <text:p>Resonant 3. <text:s/>Gain 6(10) Ring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54" office:value-type="float" office:value="2" calcext:value-type="float">
            <text:p>2</text:p>
          </table:table-cell>
          <table:table-cell table:style-name="Default" table:number-columns-repeated="4"/>
          <table:table-cell table:style-name="ce65" office:value-type="string" calcext:value-type="string">
            <text:p>Whenever you discard a sigil, apply 2(3) Jinx to ALL enemies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(Innate) Once per turn, you may spend 1 energy to draw 3 ca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41" office:value-type="string" calcext:value-type="string">
            <text:p>Eldritch Grasp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Eldritch damage applies 5(7) con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Blooded</text:p>
          </table:table-cell>
          <table:table-cell table:style-name="ce14" office:value-type="string" calcext:value-type="string">
            <text:p>Rare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&amp;</text:p>
          </table:table-cell>
          <table:table-cell table:style-name="ce54" table:number-columns-repeated="3"/>
          <table:table-cell table:style-name="ce54" office:value-type="string" calcext:value-type="string">
            <text:p>Gain 2(3) block whenever you apply a debuff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olem Form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&amp;</text:p>
          </table:table-cell>
          <table:table-cell table:style-name="ce54" table:number-columns-repeated="3"/>
          <table:table-cell table:style-name="ce81" office:value-type="string" calcext:value-type="string">
            <text:p>5(7) Metallicize. <text:s/>2(3) Dexterity. <text:s/>2(3) artifact. <text:s/>Remove all debuffs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">
          <table:table-cell table:style-name="ce14" office:value-type="string" calcext:value-type="string">
            <text:p>Curse Soul</text:p>
          </table:table-cell>
          <table:table-cell table:style-name="ce27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3" calcext:value-type="float">
            <text:p>3</text:p>
          </table:table-cell>
          <table:table-cell table:style-name="Default"/>
          <table:table-cell table:style-name="ce54" table:number-columns-repeated="3"/>
          <table:table-cell table:style-name="ce81" office:value-type="string" calcext:value-type="string">
            <text:p>[Ethereal]. The first debuff the target receives each turn is applied twice. <text:s/>Exhaust. 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(Retain). Target enters Wrath stance. <text:s/>Exhaust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(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Be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2" office:value-type="string" calcext:value-type="string">
            <text:p>ALL enemies take 2(3) damage per debuff at the start of their turns. <text:s/>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2" office:value-type="string" calcext:value-type="string">
            <text:p>Gain 3(4) energy. <text:s/>Lose 1 HP for each card you play this turn. <text:s/>Exhaust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66" office:value-type="string" calcext:value-type="string">
            <text:p>Whenever you play 12 cards in one turn, deal 50 damage to ALL enemi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3(4) corrosion</text:p>
          </table:table-cell>
          <table:table-cell office:value-type="string" calcext:value-type="string">
            <text:p>M&amp;K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(2) str down, exhaust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(15)</text:p>
          </table:table-cell>
          <table:table-cell table:number-columns-repeated="2"/>
          <table:table-cell office:value-type="string" calcext:value-type="string">
            <text:p>6(8) Poison, exhaust</text:p>
          </table:table-cell>
          <table:table-cell office:value-type="string" calcext:value-type="string">
            <text:p>M&amp;K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Haste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table:style-name="ce12" office:value-type="string" calcext:value-type="string">
            <text:p>Libra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(3) str down. <text:s/>Exhaust.</text:p>
          </table:table-cell>
          <table:table-cell table:style-name="ce12" office:value-type="string" calcext:value-type="string">
            <text:p>Library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(24)</text:p>
          </table:table-cell>
          <table:table-cell table:number-columns-repeated="3"/>
          <table:table-cell office:value-type="string" calcext:value-type="string">
            <text:p>Neow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(9)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(4) rare cards. <text:s/>Exhaust</text:p>
          </table:table-cell>
          <table:table-cell office:value-type="string" calcext:value-type="string">
            <text:p>Neow</text:p>
          </table:table-cell>
          <table:table-cell table:style-name="ce41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(20)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 Library</text:p>
          </table:table-cell>
          <table:table-cell table:style-name="ce14"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style-name="ce66"/>
          <table:table-cell/>
          <table:table-cell table:number-columns-repeated="2" office:value-type="string" calcext:value-type="string">
            <text:p>*</text:p>
          </table:table-cell>
          <table:table-cell table:style-name="ce56" office:value-type="string" calcext:value-type="string">
            <text:p>(Retain). Draw until your hand is full then discard any number of cards. <text:s/>Exhaust</text:p>
          </table:table-cell>
          <table:table-cell table:style-name="ce27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Thunder</text:p>
          </table:table-cell>
          <table:table-cell table:style-name="ce12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(20)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ura of Misfortune</text:p>
          </table:table-cell>
          <table:table-cell table:style-name="ce14"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/>
          <table:table-cell table:style-name="ce45" office:value-type="string" calcext:value-type="string">
            <text:p>At the start of each turn, apply 2(3) Jinx to ALL enemies</text:p>
          </table:table-cell>
          <table:table-cell table:style-name="ce27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Pandas</text:p>
          </table:table-cell>
          <table:table-cell table:style-name="ce12"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ain X(+1) orb slots and channel X(+1) pandas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Quill</text:p>
          </table:table-cell>
          <table:table-cell table:style-name="ce12" office:value-type="string" calcext:value-type="string">
            <text:p>Special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(4)</text:p>
          </table:table-cell>
          <table:table-cell table:number-columns-repeated="2"/>
          <table:table-cell office:value-type="string" calcext:value-type="string">
            <text:p>Exhaust</text:p>
          </table:table-cell>
          <table:table-cell office:value-type="string" calcext:value-type="string">
            <text:p>Summon Porcupine</text:p>
          </table:table-cell>
          <table:table-cell table:number-columns-repeated="53"/>
        </table:table-row>
        <table:table-row table:style-name="ro1">
          <table:table-cell table:style-name="ce1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rath</text:p>
          </table:table-cell>
          <table:table-cell table:style-name="ce27" office:value-type="string" calcext:value-type="string">
            <text:p>Special</text:p>
          </table:table-cell>
          <table:table-cell table:style-name="ce27" office:value-type="string" calcext:value-type="string">
            <text:p>Curse</text:p>
          </table:table-cell>
          <table:table-cell table:style-name="ce54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54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66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Potion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5"/>
          <table:table-cell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Other</text:p>
          </table:table-cell>
          <table:table-cell/>
          <table:table-cell table:style-name="ce12"/>
          <table:table-cell table:style-name="ce66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0" calcext:value-type="float">
            <text:p>0</text:p>
          </table:table-cell>
          <table:table-cell table:style-name="ce22" table:formula="of:=SUMIF([.D9:.D27];[.D110];[.L9:.L27])" office:value-type="float" office:value="5" calcext:value-type="float">
            <text:p>5</text:p>
          </table:table-cell>
          <table:table-cell table:style-name="ce24" table:formula="of:=SUMIF([.D30:.D64];[.D110];[.L30:.L64])" office:value-type="float" office:value="5" calcext:value-type="float">
            <text:p>5</text:p>
          </table:table-cell>
          <table:table-cell table:style-name="ce23" table:formula="of:=SUMIF([.D67:.D84];[.D110];[.L67:.L84])" office:value-type="float" office:value="2" calcext:value-type="float">
            <text:p>2</text:p>
          </table:table-cell>
          <table:table-cell table:style-name="ce23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1" calcext:value-type="float">
            <text:p>1</text:p>
          </table:table-cell>
          <table:table-cell table:style-name="ce22" table:formula="of:=SUMIF([.D9:.D27];[.D111];[.L9:.L27])" office:value-type="float" office:value="10" calcext:value-type="float">
            <text:p>10</text:p>
          </table:table-cell>
          <table:table-cell table:style-name="ce23" table:formula="of:=SUMIF([.D30:.D64];[.D111];[.L30:.L64])" office:value-type="float" office:value="17" calcext:value-type="float">
            <text:p>17</text:p>
          </table:table-cell>
          <table:table-cell table:style-name="ce23" table:formula="of:=SUMIF([.D67:.D84];[.D111];[.L67:.L84])" office:value-type="float" office:value="7" calcext:value-type="float">
            <text:p>7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"/>
          <table:table-cell table:style-name="ce66" office:value-type="float" office:value="2" calcext:value-type="float">
            <text:p>2</text:p>
          </table:table-cell>
          <table:table-cell table:style-name="ce37" table:formula="of:=SUMIF([.D9:.D27];[.D112];[.L9:.L27])" office:value-type="float" office:value="2" calcext:value-type="float">
            <text:p>2</text:p>
          </table:table-cell>
          <table:table-cell table:style-name="ce43" table:formula="of:=SUMIF([.D30:.D64];[.D112];[.L30:.L64])" office:value-type="float" office:value="5" calcext:value-type="float">
            <text:p>5</text:p>
          </table:table-cell>
          <table:table-cell table:style-name="ce23" table:formula="of:=SUMIF([.D67:.D84];[.D112];[.L68:.L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3" calcext:value-type="float">
            <text:p>3</text:p>
          </table:table-cell>
          <table:table-cell table:style-name="ce22" table:formula="of:=SUMIF([.D9:.D27];[.D113];[.L9:.L27])" office:value-type="float" office:value="0" calcext:value-type="float">
            <text:p>0</text:p>
          </table:table-cell>
          <table:table-cell table:style-name="ce24" table:formula="of:=SUMIF([.D30:.D64];[.D113];[.L30:.L64])" office:value-type="float" office:value="0" calcext:value-type="float">
            <text:p>0</text:p>
          </table:table-cell>
          <table:table-cell table:style-name="ce23" table:formula="of:=SUMIF([.D67:.D84];[.D113];[.L68:.L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"/>
          <table:table-cell table:style-name="ce66" office:value-type="float" office:value="5" calcext:value-type="float">
            <text:p>5</text:p>
          </table:table-cell>
          <table:table-cell table:style-name="ce22" table:formula="of:=SUMIF([.D9:.D27];[.D114];[.L10:.L28])" office:value-type="float" office:value="0" calcext:value-type="float">
            <text:p>0</text:p>
          </table:table-cell>
          <table:table-cell table:style-name="ce24" table:formula="of:=SUMIF([.D30:.D64];[.D114];[.L30:.L64])" office:value-type="float" office:value="0" calcext:value-type="float">
            <text:p>0</text:p>
          </table:table-cell>
          <table:table-cell table:style-name="ce23" table:formula="of:=SUMIF([.D68:.D84];[.D114];[.L69:.L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U</text:p>
          </table:table-cell>
          <table:table-cell table:style-name="ce23" table:formula="of:=SUMIF([.D9:.D27];[.D115];[.L9:.L27])" office:value-type="float" office:value="2" calcext:value-type="float">
            <text:p>2</text:p>
          </table:table-cell>
          <table:table-cell table:style-name="ce23" table:formula="of:=SUMIF([.D30:.D64];[.D115];[.L30:.L64])" office:value-type="float" office:value="5" calcext:value-type="float">
            <text:p>5</text:p>
          </table:table-cell>
          <table:table-cell table:style-name="ce23" table:formula="of:=SUMIF([.D67:.D84];[.D115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X</text:p>
          </table:table-cell>
          <table:table-cell table:style-name="ce23" table:formula="of:=SUMIF([.D9:.D27];[.D116];[.L9:.L27])" office:value-type="float" office:value="0" calcext:value-type="float">
            <text:p>0</text:p>
          </table:table-cell>
          <table:table-cell table:style-name="ce23" table:formula="of:=SUMIF([.D30:.D64];[.D116];[.L30:.L64])" office:value-type="float" office:value="0" calcext:value-type="float">
            <text:p>0</text:p>
          </table:table-cell>
          <table:table-cell table:style-name="ce23" table:formula="of:=SUMIF([.D67:.D84];[.D116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Total</text:p>
          </table:table-cell>
          <table:table-cell table:style-name="ce23" table:formula="of:=SUM([.E110:.E116])" office:value-type="float" office:value="19" calcext:value-type="float">
            <text:p>19</text:p>
          </table:table-cell>
          <table:table-cell table:style-name="ce23" table:formula="of:=SUM([.F110:.F116])" office:value-type="float" office:value="32" calcext:value-type="float">
            <text:p>32</text:p>
          </table:table-cell>
          <table:table-cell table:style-name="ce23" table:formula="of:=SUM([.G110:.G116])" office:value-type="float" office:value="17" calcext:value-type="float">
            <text:p>17</text:p>
          </table:table-cell>
          <table:table-cell table:style-name="ce23" table:formula="of:=SUM([.E117:.G117])" office:value-type="float" office:value="68" calcext:value-type="float">
            <text:p>68</text:p>
          </table:table-cell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>
          <table:table-cell table:style-name="ce57"/>
          <table:table-cell table:number-columns-repeated="5"/>
          <table:table-cell table:style-name="ce66" table:number-columns-repeated="3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>
          <table:table-cell table:number-columns-repeated="6"/>
          <table:table-cell table:style-name="ce66" table:number-columns-repeated="3"/>
          <table:table-cell table:style-name="ce12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 table:number-rows-repeated="1048430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Relics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5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tered Cloak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91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58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If you end your turn with an empty hand, gain 5 block</text:p>
          </table:table-cell>
          <table:table-cell table:style-name="ce91" office:value-type="string" calcext:value-type="string">
            <text:p>Fisher relic</text:p>
          </table:table-cell>
          <table:table-cell table:style-name="ce12"/>
        </table:table-row>
        <table:table-row table:style-name="ro1">
          <table:table-cell table:style-name="ce66"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Every time you play 3 attacks, gain 2 extra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tart of combat 3 corrosion to all enem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2" office:value-type="string" calcext:value-type="string">
            <text:p>Once per combat, scry 4. <text:s/>Trigger any sigils discarded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Dark cards deal +100% damage and exhaust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Frostbite no longer decays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Electric attacks are +2 damage</text:p>
          </table:table-cell>
          <table:table-cell table:style-name="ce58" office:value-type="string" calcext:value-type="string">
            <text:p>M10 core image</text:p>
          </table:table-cell>
          <table:table-cell table:style-name="ce12"/>
        </table:table-row>
        <table:table-row table:style-name="ro1">
          <table:table-cell office:value-type="string" calcext:value-type="string">
            <text:p>Bestiary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Force does double damage against weak targets, instead of 50%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2" office:value-type="string" calcext:value-type="string">
            <text:p>Once per combat, turn block into temp hp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Heretic Brand</text:p>
          </table:table-cell>
          <table:table-cell office:value-type="string" calcext:value-type="string">
            <text:p>Boss</text:p>
          </table:table-cell>
          <table:table-cell table:style-name="ce12" office:value-type="string" calcext:value-type="string">
            <text:p>+1 Energy. <text:s/>Obtain a soulbound Pride.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Fling</text:p>
          </table:table-cell>
          <table:table-cell office:value-type="string" calcext:value-type="string">
            <text:p>Boss</text:p>
          </table:table-cell>
          <table:table-cell table:style-name="ce12" office:value-type="string" calcext:value-type="string">
            <text:p>Sigils can be played for [E]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, UI</text:p>
          </table:table-cell>
          <table:table-cell table:style-name="ce12" office:value-type="string" calcext:value-type="string">
            <text:p>Once per combat draw 2 cards and gain 8 temp HP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Necrototem</text:p>
          </table:table-cell>
          <table:table-cell table:style-name="ce58"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2" office:value-type="string" calcext:value-type="string">
            <text:p>Spawn: <text:s/>If 2+ curses</text:p>
          </table:table-cell>
          <table:table-cell/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Empty Goblet</text:p>
          </table:table-cell>
          <table:table-cell office:value-type="string" calcext:value-type="string">
            <text:p>Event</text:p>
          </table:table-cell>
          <table:table-cell table:style-name="ce12" office:value-type="string" calcext:value-type="string">
            <text:p>When you end your turn with no cards, gain 1 str and 1 dex</text:p>
          </table:table-cell>
          <table:table-cell table:style-name="ce58" office:value-type="string" calcext:value-type="string">
            <text:p>Vacant Goblet</text:p>
          </table:table-cell>
          <table:table-cell table:style-name="ce1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2"/>
          <table:table-cell/>
        </table:table-row>
        <table:table-row table:style-name="ro1" table:number-rows-repeated="5">
          <table:table-cell table:number-columns-repeated="3"/>
          <table:table-cell table:style-name="ce66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6"/>
          <table:table-cell/>
        </table:table-row>
      </table:table>
      <table:table table:name="Potions" table:style-name="ta1">
        <table:table-column table:style-name="co15" table:default-cell-style-name="ce12"/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Vial of Ac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pply 5 Corrosion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2" office:value-type="string" calcext:value-type="string">
            <text:p>24 Eldritch damage to ALL enemies</text:p>
          </table:table-cell>
          <table:table-cell table:number-columns-repeated="3"/>
          <table:table-cell table:style-name="ce1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8" table:default-cell-style-name="ce12"/>
        <table:table-column table:style-name="co3" table:default-cell-style-name="Default"/>
        <table:table-column table:style-name="co3" table:number-columns-repeated="4" table:default-cell-style-name="ce27"/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2" office:value-type="string" calcext:value-type="string">
            <text:p>Purify Relic</text:p>
          </table:table-cell>
          <table:table-cell table:style-name="ce76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76"/>
          <table:table-cell table:style-name="ce76" office:value-type="string" calcext:value-type="string">
            <text:p>Purify Self</text:p>
          </table:table-cell>
          <table:table-cell table:style-name="ce76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76"/>
          <table:table-cell table:style-name="ce12" office:value-type="string" calcext:value-type="string">
            <text:p>Act 1</text:p>
          </table:table-cell>
          <table:table-cell table:style-name="ce12"/>
        </table:table-row>
        <table:table-row table:style-name="ro1">
          <table:table-cell/>
          <table:table-cell table:style-name="ce12"/>
          <table:covered-table-cell table:number-columns-repeated="4" table:style-name="ce76"/>
          <table:table-cell table:style-name="ce76"/>
          <table:covered-table-cell table:number-columns-repeated="4" table:style-name="ce76"/>
          <table:table-cell table:style-name="ce12" table:number-columns-repeated="2"/>
        </table:table-row>
        <table:table-row table:style-name="ro1">
          <table:table-cell table:number-columns-repeated="2"/>
          <table:covered-table-cell table:number-columns-repeated="4" table:style-name="ce77"/>
          <table:table-cell table:style-name="ce77"/>
          <table:covered-table-cell table:number-columns-repeated="4" table:style-name="ce77"/>
          <table:table-cell/>
          <table:table-cell table:style-name="ce12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14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14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2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85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2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2" office:value-type="string" calcext:value-type="string">
            <text:p>Buy essence</text:p>
          </table:table-cell>
          <table:table-cell table:style-name="ce38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38"/>
          <table:table-cell table:style-name="ce38" office:value-type="string" calcext:value-type="string">
            <text:p>Enchant Sigil</text:p>
          </table:table-cell>
          <table:table-cell table:style-name="ce81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38"/>
          <table:covered-table-cell table:style-name="ce12"/>
          <table:table-cell table:style-name="ce12" office:value-type="string" calcext:value-type="string">
            <text:p>Act 2</text:p>
          </table:table-cell>
          <table:table-cell table:style-name="ce12"/>
        </table:table-row>
        <table:table-row table:style-name="ro1">
          <table:table-cell/>
          <table:table-cell table:style-name="ce12"/>
          <table:covered-table-cell table:number-columns-repeated="4" table:style-name="ce38"/>
          <table:table-cell table:style-name="ce38"/>
          <table:covered-table-cell table:number-columns-repeated="3" table:style-name="ce38"/>
          <table:covered-table-cell table:style-name="ce12"/>
          <table:table-cell table:style-name="ce12" table:number-columns-repeated="2"/>
        </table:table-row>
        <table:table-row table:style-name="ro1">
          <table:table-cell/>
          <table:table-cell table:style-name="ce12"/>
          <table:covered-table-cell table:number-columns-repeated="4" table:style-name="ce38"/>
          <table:table-cell table:style-name="ce38"/>
          <table:covered-table-cell table:number-columns-repeated="3" table:style-name="ce54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81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54"/>
          <table:table-cell table:style-name="ce54" table:number-columns-repeated="4"/>
          <table:table-cell table:number-columns-repeated="2"/>
          <table:table-cell table:style-name="ce12"/>
        </table:table-row>
        <table:table-row table:style-name="ro1">
          <table:table-cell table:number-columns-repeated="2"/>
          <table:covered-table-cell table:number-columns-repeated="4" table:style-name="ce54"/>
          <table:table-cell table:style-name="ce54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54"/>
          <table:table-cell table:style-name="ce5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54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0:Cards.I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21:25:13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3-07-10T22:15:01.050000000</dc:date>
    <meta:editing-duration>P31DT17H47M28S</meta:editing-duration>
    <meta:editing-cycles>9223</meta:editing-cycles>
    <meta:document-statistic meta:table-count="4" meta:cell-count="859" meta:object-count="0"/>
  </office:meta>
</office:document-meta>
</file>